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1" svg:font-family="Ubuntu" style:font-pitch="variable"/>
    <style:font-face style:name="Ubuntu" svg:font-family="Ubuntu" style:font-adornments="Standar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elle7" style:family="table">
      <style:table-properties style:width="257.02mm" fo:margin-left="0mm" table:align="left"/>
    </style:style>
    <style:style style:name="Tabelle7.A" style:family="table-column">
      <style:table-column-properties style:column-width="51.4mm"/>
    </style:style>
    <style:style style:name="Tabelle7.B" style:family="table-column">
      <style:table-column-properties style:column-width="58.67mm"/>
    </style:style>
    <style:style style:name="Tabelle7.C" style:family="table-column">
      <style:table-column-properties style:column-width="44.13mm"/>
    </style:style>
    <style:style style:name="Tabelle7.D" style:family="table-column">
      <style:table-column-properties style:column-width="24.92mm"/>
    </style:style>
    <style:style style:name="Tabelle7.E" style:family="table-column">
      <style:table-column-properties style:column-width="77.89mm"/>
    </style:style>
    <style:style style:name="Tabelle7.A1" style:family="table-cell">
      <style:table-cell-properties fo:padding="0.97mm" fo:border-left="0.05pt solid #000000" fo:border-right="none" fo:border-top="0.05pt solid #000000" fo:border-bottom="0.05pt solid #000000"/>
    </style:style>
    <style:style style:name="Tabelle7.E1" style:family="table-cell">
      <style:table-cell-properties fo:padding="0.97mm" fo:border="0.05pt solid #000000"/>
    </style:style>
    <style:style style:name="Tabelle8" style:family="table">
      <style:table-properties style:width="257.02mm" fo:margin-left="0mm" table:align="left"/>
    </style:style>
    <style:style style:name="Tabelle8.A" style:family="table-column">
      <style:table-column-properties style:column-width="51.4mm"/>
    </style:style>
    <style:style style:name="Tabelle8.B" style:family="table-column">
      <style:table-column-properties style:column-width="58.67mm"/>
    </style:style>
    <style:style style:name="Tabelle8.C" style:family="table-column">
      <style:table-column-properties style:column-width="44.13mm"/>
    </style:style>
    <style:style style:name="Tabelle8.D" style:family="table-column">
      <style:table-column-properties style:column-width="24.92mm"/>
    </style:style>
    <style:style style:name="Tabelle8.E" style:family="table-column">
      <style:table-column-properties style:column-width="77.89mm"/>
    </style:style>
    <style:style style:name="Tabelle8.A1" style:family="table-cell">
      <style:table-cell-properties fo:padding="0.97mm" fo:border-left="0.05pt solid #000000" fo:border-right="none" fo:border-top="0.05pt solid #000000" fo:border-bottom="0.05pt solid #000000"/>
    </style:style>
    <style:style style:name="Tabelle8.E1" style:family="table-cell">
      <style:table-cell-properties fo:padding="0.97mm" fo:border="0.05pt solid #000000"/>
    </style:style>
    <style:style style:name="P1" style:family="paragraph" style:parent-style-name="Text_20_body">
      <style:text-properties style:font-name="Ubuntu1" officeooo:paragraph-rsid="000241a6"/>
    </style:style>
    <style:style style:name="P2" style:family="paragraph" style:parent-style-name="Table_20_Contents">
      <style:text-properties style:font-name="Ubuntu1" fo:font-weight="bold" officeooo:rsid="0003ea09" officeooo:paragraph-rsid="0003ea09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Ubuntu1" fo:font-weight="bold" officeooo:rsid="0003ea09" officeooo:paragraph-rsid="0003ea09" style:font-weight-asian="bold" style:font-weight-complex="bold"/>
    </style:style>
    <style:style style:name="P4" style:family="paragraph" style:parent-style-name="Table_20_Contents">
      <style:text-properties style:font-name="Ubuntu1" officeooo:rsid="0003ea09" officeooo:paragraph-rsid="0003ea09"/>
    </style:style>
    <style:style style:name="P5" style:family="paragraph" style:parent-style-name="Table_20_Contents">
      <style:text-properties style:font-name="Ubuntu1" officeooo:rsid="0003ea09" officeooo:paragraph-rsid="00057cbb"/>
    </style:style>
    <style:style style:name="P6" style:family="paragraph" style:parent-style-name="Table_20_Contents">
      <style:paragraph-properties fo:text-align="center" style:justify-single-word="false"/>
      <style:text-properties style:font-name="Ubuntu1" officeooo:rsid="0003ea09" officeooo:paragraph-rsid="0003ea09"/>
    </style:style>
    <style:style style:name="P7" style:family="paragraph" style:parent-style-name="Table_20_Contents">
      <style:text-properties style:font-name="Ubuntu1" officeooo:paragraph-rsid="00057cbb"/>
    </style:style>
    <style:style style:name="P8" style:family="paragraph" style:parent-style-name="Table_20_Contents">
      <style:text-properties style:font-name="Ubuntu1" officeooo:paragraph-rsid="0003ea09"/>
    </style:style>
    <style:style style:name="P9" style:family="paragraph" style:parent-style-name="Standard">
      <style:text-properties style:font-name="Ubuntu1" officeooo:rsid="00192125" officeooo:paragraph-rsid="000647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7" table:style-name="Tabelle7">
        <table:table-column table:style-name="Tabelle7.A"/>
        <table:table-column table:style-name="Tabelle7.B"/>
        <table:table-column table:style-name="Tabelle7.C"/>
        <table:table-column table:style-name="Tabelle7.D"/>
        <table:table-column table:style-name="Tabelle7.E"/>
        <table:table-row>
          <table:table-cell table:style-name="Tabelle7.A1" office:value-type="string">
            <text:p text:style-name="P2">Aufgabe</text:p>
          </table:table-cell>
          <table:table-cell table:style-name="Tabelle7.A1" office:value-type="string">
            <text:p text:style-name="P2">Adresse</text:p>
          </table:table-cell>
          <table:table-cell table:style-name="Tabelle7.A1" office:value-type="string">
            <text:p text:style-name="P3">Verantwortlicher</text:p>
          </table:table-cell>
          <table:table-cell table:style-name="Tabelle7.A1" office:value-type="string">
            <text:p text:style-name="P3">Priorität</text:p>
          </table:table-cell>
          <table:table-cell table:style-name="Tabelle7.E1" office:value-type="string">
            <text:p text:style-name="P2">Beschreibung</text:p>
          </table:table-cell>
        </table:table-row>
      </table:table>
      <text:p text:style-name="P9"><text:text-input text:description="&lt;for each=&quot;o in objects&quot;&gt;">FOR EACH TASK</text:text-input></text:p>
      <table:table table:name="Tabelle8" table:style-name="Tabelle8">
        <table:table-column table:style-name="Tabelle8.A"/>
        <table:table-column table:style-name="Tabelle8.B"/>
        <table:table-column table:style-name="Tabelle8.C"/>
        <table:table-column table:style-name="Tabelle8.D"/>
        <table:table-column table:style-name="Tabelle8.E"/>
        <table:table-row>
          <table:table-cell table:style-name="Tabelle8.A1" office:value-type="string">
            <text:p text:style-name="P4"><text:text-input text:description="&lt;o.name&gt;">NAME</text:text-input></text:p>
          </table:table-cell>
          <table:table-cell table:style-name="Tabelle8.A1" office:value-type="string">
            <text:p text:style-name="P7"><text:text-input text:description="&lt;o.partner_id.name&gt;">PARTNER_ID</text:text-input></text:p>
            <text:p text:style-name="P7"><text:text-input text:description="&lt;o.partner_id.street&gt;">STREET</text:text-input></text:p>
            <text:p text:style-name="P7"><text:text-input text:description="&lt;o.partner_id.zip&gt;">ZIP</text:text-input> <text:text-input text:description="&lt;o.partner_id.city&gt;">CITY</text:text-input></text:p>
            <text:p text:style-name="P7"><text:text-input text:description="&lt;o.partner_id.phone&gt;">PHONE</text:text-input></text:p>
            <text:p text:style-name="P5"><text:text-input text:description="&lt;o.partner_id.mobile&gt;">MOBILE</text:text-input></text:p>
          </table:table-cell>
          <table:table-cell table:style-name="Tabelle8.A1" office:value-type="string">
            <text:p text:style-name="P6"><text:text-input text:description="&lt;o.user_id.name&gt;">USER_ID</text:text-input></text:p>
          </table:table-cell>
          <table:table-cell table:style-name="Tabelle8.A1" office:value-type="string">
            <text:p text:style-name="P6"><text:text-input text:description="&lt;o.priority&gt;">PRIORITY</text:text-input></text:p>
          </table:table-cell>
          <table:table-cell table:style-name="Tabelle8.E1" office:value-type="string">
            <text:p text:style-name="P8"><text:text-input text:description="&lt;o.description&gt;">DESCRIPTION</text:text-input></text:p>
          </table:table-cell>
        </table:table-row>
      </table:table>
      <text:p text:style-name="P1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1" svg:font-family="Ubuntu" style:font-pitch="variable"/>
    <style:font-face style:name="Ubuntu" svg:font-family="Ubuntu" style:font-adornments="Standar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de" fo:country="D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style-name="Standard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Preformatted_20_Text" style:display-name="Preformatted Text" style:family="paragraph" style:parent-style-name="Standard" style:class="html">
      <style:paragraph-properties fo:margin-top="0mm" fo:margin-bottom="0m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97mm" fo:page-height="210.01mm" style:num-format="1" style:print-orientation="landscape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18T10:35:02.676638437</dc:date>
    <meta:generator>LibreOffice/4.2.8.2$Linux_X86_64 LibreOffice_project/420m0$Build-2</meta:generator>
    <meta:editing-duration>PT25S</meta:editing-duration>
    <meta:editing-cycles>8</meta:editing-cycles>
    <meta:document-statistic meta:table-count="2" meta:image-count="0" meta:object-count="0" meta:page-count="1" meta:paragraph-count="16" meta:word-count="44" meta:character-count="160" meta:non-whitespace-character-count="156"/>
  </office:meta>
</office:document-meta>
</file>